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F000000EDBD0DA1F3C7973BDD.png" manifest:media-type="image/png"/>
  <manifest:file-entry manifest:full-path="Pictures/100002010000020E000001D2B7C4F81A164B5096.png" manifest:media-type="image/png"/>
  <manifest:file-entry manifest:full-path="Pictures/100002010000021D0000013465FC4F727B9F281F.png" manifest:media-type="image/png"/>
  <manifest:file-entry manifest:full-path="Pictures/10000201000001780000008571F35A0DB7C2B7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abbc" officeooo:paragraph-rsid="0007a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01.01b</text:p>
      <text:p text:style-name="P1"><draw:frame draw:style-name="fr1" draw:name="Image1" text:anchor-type="paragraph" svg:x="-0.0035in" svg:y="0.0854in" svg:width="2.8228in" svg:height="2.4689in" draw:z-index="0"><draw:image xlink:href="Pictures/100002010000010F000000EDBD0DA1F3C7973B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01.02</text:p>
      <text:p text:style-name="P1"><draw:frame draw:style-name="fr1" draw:name="Image2" text:anchor-type="paragraph" svg:x="0.0409in" svg:y="0.1228in" svg:width="5.4799in" svg:height="4.8547in" draw:z-index="1"><draw:image xlink:href="Pictures/100002010000020E000001D2B7C4F81A164B50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-0.122in" svg:y="0.2654in" svg:width="5.6362in" svg:height="3.2083in" draw:z-index="2"><draw:image xlink:href="Pictures/100002010000021D0000013465FC4F727B9F281F.png" xlink:type="simple" xlink:show="embed" xlink:actuate="onLoad" loext:mime-type="image/png"/></draw:frame><text:soft-page-break/>c04.0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04.05</text:p>
      <text:p text:style-name="P1"><draw:frame draw:style-name="fr1" draw:name="Image4" text:anchor-type="paragraph" svg:x="-0.1055in" svg:y="0.1228in" svg:width="3.9165in" svg:height="1.3854in" draw:z-index="3"><draw:image xlink:href="Pictures/10000201000001780000008571F35A0DB7C2B7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0:42:21.348000000</meta:creation-date>
    <dc:date>2018-02-14T00:44:39.654000000</dc:date>
    <meta:editing-duration>PT2M18S</meta:editing-duration>
    <meta:editing-cycles>1</meta:editing-cycles>
    <meta:document-statistic meta:table-count="0" meta:image-count="4" meta:object-count="0" meta:page-count="2" meta:paragraph-count="4" meta:word-count="4" meta:character-count="25" meta:non-whitespace-character-count="25"/>
    <meta:generator>LibreOffice/5.4.3.2$Windows_X86_64 LibreOffice_project/92a7159f7e4af62137622921e809f8546db437e5</meta:generator>
  </office:meta>
</office:document-meta>
</file>